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b409" officeooo:paragraph-rsid="0005b409"/>
    </style:style>
    <style:style style:name="P2" style:family="paragraph" style:parent-style-name="Standard">
      <style:text-properties fo:font-weight="bold" officeooo:rsid="0005b409" officeooo:paragraph-rsid="0005b409" style:font-weight-asian="bold" style:font-weight-complex="bold"/>
    </style:style>
    <style:style style:name="P3" style:family="paragraph" style:parent-style-name="Standard">
      <style:text-properties fo:font-weight="normal" officeooo:rsid="0005b409" officeooo:paragraph-rsid="0005b409" style:font-weight-asian="normal" style:font-weight-complex="normal"/>
    </style:style>
    <style:style style:name="P4" style:family="paragraph" style:parent-style-name="Standard">
      <style:text-properties officeooo:paragraph-rsid="0005b409"/>
    </style:style>
    <style:style style:name="T1" style:family="text">
      <style:text-properties officeooo:rsid="0005b409"/>
    </style:style>
    <style:style style:name="T2" style:family="text">
      <style:text-properties fo:font-weight="normal" officeooo:rsid="0005b409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officeooo:rsid="0005bb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4.Running on the Grid 14.10.2016</text:p>
      <text:p text:style-name="P2"/>
      <text:p text:style-name="P2"/>
      <text:p text:style-name="P4"><text:span text:style-name="T2">- scripts: $</text:span>ROOTCOREBIN/user_scripts/TopExamples/getExampl <text:span text:style-name="Source_20_Text">01SubmitToGrid_Tutorial.py</text:span>.</text:p>
      <text:p text:style-name="P4"/>
      <text:p text:style-name="P4"/>
      <text:p text:style-name="P2">Setup:</text:p>
      <text:p text:style-name="P4">- using mini-xAODs as output →<text:span text:style-name="T1"> </text:span><text:span text:style-name="Source_20_Text">dil-cuts.txt</text:span> (the <text:span text:style-name="Source_20_Text">OutputFormat top::EventSaverxAOD</text:span>)</text:p>
      <text:p text:style-name="P4">- <text:span text:style-name="Source_20_Text"><text:span text:style-name="T3">config.mergeType   = "None"</text:span></text:span> in <text:span text:style-name="Source_20_Text">01SubmitToGrid_Tutorial.py</text:span></text:p>
      <text:p text:style-name="P4"><text:span text:style-name="Source_20_Text">-</text:span>Change the <text:span text:style-name="Source_20_Text">config.gridUsername</text:span> to your grid username</text:p>
      <text:p text:style-name="P4"><text:span text:style-name="Source_20_Text">-</text:span>For MC/Data change the names of the samples to match those in <text:span text:style-name="Source_20_Text">MC15.py</text:span> and / or <text:span text:style-name="Source_20_Text">Data15.py</text:span>.</text:p>
      <text:p text:style-name="P4"/>
      <text:p text:style-name="P4"/>
      <text:p text:style-name="P4">To submit the grid jobs we then run: ./01SubmitToGrid_Tutorial.py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4:18:35.956871474</meta:creation-date>
    <dc:date>2016-10-14T16:48:01.554701523</dc:date>
    <meta:editing-duration>PT1H59M5S</meta:editing-duration>
    <meta:editing-cycles>1</meta:editing-cycles>
    <meta:document-statistic meta:table-count="0" meta:image-count="0" meta:object-count="0" meta:page-count="1" meta:paragraph-count="8" meta:word-count="59" meta:character-count="473" meta:non-whitespace-character-count="420"/>
    <meta:generator>LibreOffice/4.2.8.2$Linux_X86_64 LibreOffice_project/420m0$Build-2</meta:generator>
  </office:meta>
</office:document-meta>
</file>